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2.4189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2.2354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1.559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154in"/>
    </style:style>
    <style:style style:name="co19" style:family="table-column">
      <style:table-column-properties fo:break-before="auto" style:column-width="1.1516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846in"/>
    </style:style>
    <style:style style:name="co22" style:family="table-column">
      <style:table-column-properties fo:break-before="auto" style:column-width="1.0528in"/>
    </style:style>
    <style:style style:name="co23" style:family="table-column">
      <style:table-column-properties fo:break-before="auto" style:column-width="1.2839in"/>
    </style:style>
    <style:style style:name="co24" style:family="table-column">
      <style:table-column-properties fo:break-before="auto" style:column-width="1.1764in"/>
    </style:style>
    <style:style style:name="co25" style:family="table-column">
      <style:table-column-properties fo:break-before="auto" style:column-width="0.8307in"/>
    </style:style>
    <style:style style:name="co26" style:family="table-column">
      <style:table-column-properties fo:break-before="auto" style:column-width="1.302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2.3929in"/>
    </style:style>
    <style:style style:name="co29" style:family="table-column">
      <style:table-column-properties fo:break-before="auto" style:column-width="1.5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41"/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41">
      <style:table-cell-properties fo:border-bottom="none" fo:border-left="0.99pt solid #000000" fo:border-right="none" fo:border-top="none"/>
    </style:style>
    <style:style style:name="ce24" style:family="table-cell" style:parent-style-name="Pivot_20_Table_20_Value" style:data-style-name="N41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 style:data-style-name="N41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Result" style:data-style-name="N41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 style:data-style-name="N41"/>
    <style:style style:name="ce30" style:family="table-cell" style:parent-style-name="Pivot_20_Table_20_Value" style:data-style-name="N41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41">
      <style:table-cell-properties fo:border-bottom="0.99pt solid #000000" fo:border-left="none" fo:border-right="none" fo:border-top="none"/>
    </style:style>
    <style:style style:name="ce32" style:family="table-cell" style:parent-style-name="Pivot_20_Table_20_Result" style:data-style-name="N41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84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ce41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42" style:family="table-cell" style:parent-style-name="Default" style:data-style-name="N41">
      <style:text-properties fo:font-weight="bold" style:font-weight-asian="bold" style:font-weight-complex="bold"/>
    </style:style>
  </office:automatic-styles>
  <office:body>
    <office:spreadsheet>
      <table:table table:name="Segment length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Duration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 table:formula="of:=[.A11]" office:value-type="float" office:value="2" calcext:value-type="float">
            <text:p>2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2]" office:value-type="float" office:value="2" calcext:value-type="float">
            <text:p>2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 table:formula="of:=[.A13]" office:value-type="float" office:value="2" calcext:value-type="float">
            <text:p>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 table:formula="of:=[.A14]" office:value-type="float" office:value="2" calcext:value-type="float">
            <text:p>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6]" office:value-type="float" office:value="2" calcext:value-type="float">
            <text:p>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7]" office:value-type="float" office:value="2" calcext:value-type="float">
            <text:p>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18]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19]" office:value-type="float" office:value="2" calcext:value-type="float">
            <text:p>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 table:formula="of:=[.A22]" office:value-type="float" office:value="3" calcext:value-type="float">
            <text:p>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3]" office:value-type="float" office:value="3" calcext:value-type="float">
            <text:p>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 table:formula="of:=[.A24]" office:value-type="float" office:value="3" calcext:value-type="float">
            <text:p>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 table:formula="of:=[.A25]" office:value-type="float" office:value="3" calcext:value-type="float">
            <text:p>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26]"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C28]-[.C27]" office:value-type="time" office:time-value="PT00H00M41S" calcext:value-type="time">
            <text:p>00:00:41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4M46S" calcext:value-type="time">
            <text:p>00:24:46</text:p>
          </table:table-cell>
          <table:table-cell table:style-name="ce6" table:formula="of:=[.C29]-[.C28]" office:value-type="time" office:time-value="PT00H01M19S" calcext:value-type="time">
            <text:p>00:01:19</text:p>
          </table:table-cell>
          <table:table-cell table:number-columns-repeated="53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C30]-[.C29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 table:formula="of:=[.A29]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 table:formula="of:=[.C31]-[.C30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 table:formula="of:=[.A30]" office:value-type="float" office:value="3" calcext:value-type="float">
            <text:p>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C34]-[.C33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33]" office:value-type="float" office:value="4" calcext:value-type="float">
            <text:p>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C35]-[.C34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 table:formula="of:=[.A34]" office:value-type="float" office:value="4" calcext:value-type="float">
            <text:p>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C36]-[.C35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 table:formula="of:=[.A35]" office:value-type="float" office:value="4" calcext:value-type="float">
            <text:p>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37]-[.C3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36]" office:value-type="float" office:value="4" calcext:value-type="float">
            <text:p>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C38]-[.C37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 table:formula="of:=[.A37]" office:value-type="float" office:value="4" calcext:value-type="float">
            <text:p>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C39]-[.C38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38]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 table:formula="of:=[.C40]-[.C39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 table:formula="of:=[.A39]" office:value-type="float" office:value="4" calcext:value-type="float">
            <text:p>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C43]-[.C42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 table:formula="of:=[.A42]" office:value-type="float" office:value="5" calcext:value-type="float">
            <text:p>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44]-[.C43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 table:formula="of:=[.A43]" office:value-type="float" office:value="5" calcext:value-type="float">
            <text:p>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45]-[.C44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 table:formula="of:=[.A44]" office:value-type="float" office:value="5" calcext:value-type="float">
            <text:p>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C46]-[.C4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45]" office:value-type="float" office:value="5" calcext:value-type="float">
            <text:p>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C47]-[.C46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 table:formula="of:=[.A46]" office:value-type="float" office:value="5" calcext:value-type="float">
            <text:p>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C48]-[.C47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 table:formula="of:=[.A47]"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 table:formula="of:=[.C49]-[.C48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48]" office:value-type="float" office:value="5" calcext:value-type="float">
            <text:p>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C52]-[.C51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 table:formula="of:=[.A51]" office:value-type="float" office:value="6" calcext:value-type="float">
            <text:p>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53]-[.C52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 table:formula="of:=[.A52]" office:value-type="float" office:value="6" calcext:value-type="float">
            <text:p>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C54]-[.C53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53]" office:value-type="float" office:value="6" calcext:value-type="float">
            <text:p>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55]-[.C5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54]" office:value-type="float" office:value="6" calcext:value-type="float">
            <text:p>6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56]-[.C5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55]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 table:formula="of:=[.C57]-[.C56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 table:formula="of:=[.A56]" office:value-type="float" office:value="6" calcext:value-type="float">
            <text:p>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C60]-[.C59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 table:formula="of:=[.A59]" office:value-type="float" office:value="7" calcext:value-type="float">
            <text:p>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C61]-[.C60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 table:formula="of:=[.A60]" office:value-type="float" office:value="7" calcext:value-type="float">
            <text:p>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C62]-[.C61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 table:formula="of:=[.A61]" office:value-type="float" office:value="7" calcext:value-type="float">
            <text:p>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C63]-[.C62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2]" office:value-type="float" office:value="7" calcext:value-type="float">
            <text:p>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64]-[.C6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63]" office:value-type="float" office:value="7" calcext:value-type="float">
            <text:p>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C65]-[.C64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64]" office:value-type="float" office:value="7" calcext:value-type="float">
            <text:p>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C66]-[.C65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5]" office:value-type="float" office:value="7" calcext:value-type="float">
            <text:p>7</text:p>
          </table:table-cell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67]-[.C66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66]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 table:formula="of:=[.C68]-[.C67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67]" office:value-type="float" office:value="7" calcext:value-type="float">
            <text:p>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C71]-[.C70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 table:formula="of:=[.A70]" office:value-type="float" office:value="8" calcext:value-type="float">
            <text:p>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C72]-[.C71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 table:formula="of:=[.A71]" office:value-type="float" office:value="8" calcext:value-type="float">
            <text:p>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C73]-[.C7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72]" office:value-type="float" office:value="8" calcext:value-type="float">
            <text:p>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C74]-[.C73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73]" office:value-type="float" office:value="8" calcext:value-type="float">
            <text:p>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C75]-[.C74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74]" office:value-type="float" office:value="8" calcext:value-type="float">
            <text:p>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C76]-[.C75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5]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 table:formula="of:=[.C77]-[.C76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76]" office:value-type="float" office:value="8" calcext:value-type="float">
            <text:p>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C80]-[.C79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9]" office:value-type="float" office:value="9" calcext:value-type="float">
            <text:p>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C81]-[.C80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 table:formula="of:=[.A80]" office:value-type="float" office:value="9" calcext:value-type="float">
            <text:p>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82]-[.C81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 table:formula="of:=[.A81]" office:value-type="float" office:value="9" calcext:value-type="float">
            <text:p>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C83]-[.C82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2]" office:value-type="float" office:value="9" calcext:value-type="float">
            <text:p>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C84]-[.C83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83]" office:value-type="float" office:value="9" calcext:value-type="float">
            <text:p>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85]-[.C8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4]" office:value-type="float" office:value="9" calcext:value-type="float">
            <text:p>9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86]-[.C85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85]"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 table:formula="of:=[.C87]-[.C86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 table:formula="of:=[.A86]" office:value-type="float" office:value="9" calcext:value-type="float">
            <text:p>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90]-[.C8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89]" office:value-type="float" office:value="10" calcext:value-type="float">
            <text:p>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C91]-[.C90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 table:formula="of:=[.A90]" office:value-type="float" office:value="10" calcext:value-type="float">
            <text:p>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C92]-[.C91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formula="of:=[.A91]" office:value-type="float" office:value="10" calcext:value-type="float">
            <text:p>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C93]-[.C9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92]" office:value-type="float" office:value="10" calcext:value-type="float">
            <text:p>1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C94]-[.C93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 table:formula="of:=[.A93]" office:value-type="float" office:value="10" calcext:value-type="float">
            <text:p>1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C95]-[.C94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94]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 table:formula="of:=[.C96]-[.C95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 table:formula="of:=[.A95]" office:value-type="float" office:value="10" calcext:value-type="float">
            <text:p>1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99]-[.C98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 table:formula="of:=[.A98]" office:value-type="float" office:value="11" calcext:value-type="float">
            <text:p>1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C100]-[.C99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99]" office:value-type="float" office:value="11" calcext:value-type="float">
            <text:p>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C101]-[.C10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00]" office:value-type="float" office:value="11" calcext:value-type="float">
            <text:p>1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102]-[.C101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 table:formula="of:=[.A101]" office:value-type="float" office:value="11" calcext:value-type="float">
            <text:p>1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C103]-[.C102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 table:formula="of:=[.A102]"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 table:formula="of:=[.C104]-[.C10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03]" office:value-type="float" office:value="11" calcext:value-type="float">
            <text:p>1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C107]-[.C106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 table:formula="of:=[.A106]" office:value-type="float" office:value="12" calcext:value-type="float">
            <text:p>1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C108]-[.C107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107]" office:value-type="float" office:value="12" calcext:value-type="float">
            <text:p>1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C109]-[.C108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 table:formula="of:=[.A108]" office:value-type="float" office:value="12" calcext:value-type="float">
            <text:p>1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C110]-[.C109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 table:formula="of:=[.A109]" office:value-type="float" office:value="12" calcext:value-type="float">
            <text:p>1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C111]-[.C110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 table:formula="of:=[.A110]" office:value-type="float" office:value="12" calcext:value-type="float">
            <text:p>1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C112]-[.C111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11]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 table:formula="of:=[.C113]-[.C112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formula="of:=[.A112]" office:value-type="float" office:value="12" calcext:value-type="float">
            <text:p>1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C116]-[.C115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 table:formula="of:=[.A115]" office:value-type="float" office:value="13" calcext:value-type="float">
            <text:p>1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C117]-[.C116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 table:formula="of:=[.A116]" office:value-type="float" office:value="13" calcext:value-type="float">
            <text:p>1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C118]-[.C117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formula="of:=[.A117]" office:value-type="float" office:value="13" calcext:value-type="float">
            <text:p>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C119]-[.C118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 table:formula="of:=[.A118]" office:value-type="float" office:value="13" calcext:value-type="float">
            <text:p>1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C120]-[.C119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 table:formula="of:=[.A119]" office:value-type="float" office:value="13" calcext:value-type="float">
            <text:p>1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C121]-[.C120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 table:formula="of:=[.A120]" office:value-type="float" office:value="13" calcext:value-type="float">
            <text:p>1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C122]-[.C121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21]" office:value-type="float" office:value="13" calcext:value-type="float">
            <text:p>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C123]-[.C12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22]" office:value-type="float" office:value="13" calcext:value-type="float">
            <text:p>13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C124]-[.C123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25]-[.C124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 table:formula="of:=[.A124]" office:value-type="float" office:value="13" calcext:value-type="float">
            <text:p>1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C128]-[.C127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 table:formula="of:=[.A127]" office:value-type="float" office:value="14" calcext:value-type="float">
            <text:p>1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C129]-[.C128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formula="of:=[.A128]" office:value-type="float" office:value="14" calcext:value-type="float">
            <text:p>1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C130]-[.C129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 table:formula="of:=[.A129]" office:value-type="float" office:value="14" calcext:value-type="float">
            <text:p>14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C131]-[.C130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30]"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C132]-[.C131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 table:formula="of:=[.A131]" office:value-type="float" office:value="14" calcext:value-type="float">
            <text:p>1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C133]-[.C13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32]" office:value-type="float" office:value="14" calcext:value-type="float">
            <text:p>1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C134]-[.C13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133]" office:value-type="float" office:value="14" calcext:value-type="float">
            <text:p>14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C135]-[.C134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 table:formula="of:=[.A134]" office:value-type="float" office:value="14" calcext:value-type="float">
            <text:p>1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 table:formula="of:=[.C136]-[.C135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 table:formula="of:=[.A135]" office:value-type="float" office:value="14" calcext:value-type="float">
            <text:p>1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139]-[.C138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38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C140]-[.C13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139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C141]-[.C140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formula="of:=[.A140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C142]-[.C141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 table:formula="of:=[.A141]" office:value-type="float" office:value="15" calcext:value-type="float">
            <text:p>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C143]-[.C142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 table:formula="of:=[.A142]" office:value-type="float" office:value="15" calcext:value-type="float">
            <text:p>1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C144]-[.C143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143]" office:value-type="float" office:value="15" calcext:value-type="float">
            <text:p>1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C145]-[.C144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 table:formula="of:=[.A144]" office:value-type="float" office:value="15" calcext:value-type="float">
            <text:p>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C146]-[.C145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45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C147]-[.C146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 table:formula="of:=[.A146]" office:value-type="float" office:value="15" calcext:value-type="float">
            <text:p>1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C148]-[.C147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 table:formula="of:=[.A147]" office:value-type="float" office:value="15" calcext:value-type="float">
            <text:p>1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 table:formula="of:=[.C149]-[.C148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148]" office:value-type="float" office:value="15" calcext:value-type="float">
            <text:p>1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/>
          <table:table-cell table:style-name="ce5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C152]-[.C151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 table:formula="of:=[.A151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C153]-[.C152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 table:formula="of:=[.A152]" office:value-type="float" office:value="16" calcext:value-type="float">
            <text:p>1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C154]-[.C15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53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C155]-[.C154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 table:formula="of:=[.A154]" office:value-type="float" office:value="16" calcext:value-type="float">
            <text:p>1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C156]-[.C155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 table:formula="of:=[.A155]" office:value-type="float" office:value="16" calcext:value-type="float">
            <text:p>1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C157]-[.C156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 table:formula="of:=[.A156]" office:value-type="float" office:value="16" calcext:value-type="float">
            <text:p>1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table:number-columns-repeated="53"/>
        </table:table-row>
        <table:table-row table:style-name="ro1">
          <table:table-cell table:formula="of:=[.A157]" office:value-type="float" office:value="16" calcext:value-type="float">
            <text:p>1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61]-[.C160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formula="of:=[.A160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C162]-[.C161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 table:formula="of:=[.A161]" office:value-type="float" office:value="17" calcext:value-type="float">
            <text:p>1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C163]-[.C162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 table:formula="of:=[.A162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164]-[.C163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63]" office:value-type="float" office:value="17" calcext:value-type="float">
            <text:p>1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65]-[.C1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164]" office:value-type="float" office:value="17" calcext:value-type="float">
            <text:p>1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C166]-[.C165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 table:formula="of:=[.A165]" office:value-type="float" office:value="17" calcext:value-type="float">
            <text:p>17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C167]-[.C166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66]" office:value-type="float" office:value="17" calcext:value-type="float">
            <text:p>1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68]-[.C167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67]" office:value-type="float" office:value="17" calcext:value-type="float">
            <text:p>1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C169]-[.C168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 table:formula="of:=[.A168]" office:value-type="float" office:value="17" calcext:value-type="float">
            <text:p>17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C170]-[.C169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 table:formula="of:=[.A169]" office:value-type="float" office:value="17" calcext:value-type="float">
            <text:p>1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 table:formula="of:=[.C171]-[.C17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70]" office:value-type="float" office:value="17" calcext:value-type="float">
            <text:p>1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174]-[.C173]" office:value-type="time" office:time-value="PT00H03M38S" calcext:value-type="time">
            <text:p>00:03:38</text:p>
          </table:table-cell>
          <table:table-cell table:number-columns-repeated="53"/>
        </table:table-row>
        <table:table-row table:style-name="ro1">
          <table:table-cell table:formula="of:=[.A173]" office:value-type="float" office:value="18" calcext:value-type="float">
            <text:p>18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53S" calcext:value-type="time">
            <text:p>00:03:53</text:p>
          </table:table-cell>
          <table:table-cell table:style-name="ce6" table:formula="of:=[.C175]-[.C174]" office:value-type="time" office:time-value="PT00H12M02S" calcext:value-type="time">
            <text:p>00:12:02</text:p>
          </table:table-cell>
          <table:table-cell table:number-columns-repeated="53"/>
        </table:table-row>
        <table:table-row table:style-name="ro1">
          <table:table-cell table:formula="of:=[.A174]" office:value-type="float" office:value="18" calcext:value-type="float">
            <text:p>1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C176]-[.C175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 table:formula="of:=[.A175]" office:value-type="float" office:value="18" calcext:value-type="float">
            <text:p>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C177]-[.C176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 table:formula="of:=[.A176]" office:value-type="float" office:value="18" calcext:value-type="float">
            <text:p>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C178]-[.C177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 table:formula="of:=[.A177]" office:value-type="float" office:value="18" calcext:value-type="float">
            <text:p>18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C179]-[.C178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78]" office:value-type="float" office:value="18" calcext:value-type="float">
            <text:p>1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C180]-[.C179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 table:formula="of:=[.A179]" office:value-type="float" office:value="18" calcext:value-type="float">
            <text:p>1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81]-[.C180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80]" office:value-type="float" office:value="18" calcext:value-type="float">
            <text:p>18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C182]-[.C181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81]" office:value-type="float" office:value="18" calcext:value-type="float">
            <text:p>1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 table:formula="of:=[.C183]-[.C182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 table:formula="of:=[.A182]" office:value-type="float" office:value="18" calcext:value-type="float">
            <text:p>1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C186]-[.C185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 table:formula="of:=[.A185]"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C187]-[.C186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formula="of:=[.A186]" office:value-type="float" office:value="19" calcext:value-type="float">
            <text:p>1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C188]-[.C187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formula="of:=[.A187]" office:value-type="float" office:value="19" calcext:value-type="float">
            <text:p>1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89]-[.C188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 table:formula="of:=[.A188]" office:value-type="float" office:value="19" calcext:value-type="float">
            <text:p>19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C190]-[.C189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 table:formula="of:=[.A189]" office:value-type="float" office:value="19" calcext:value-type="float">
            <text:p>19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C191]-[.C190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0]" office:value-type="float" office:value="19" calcext:value-type="float">
            <text:p>1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C192]-[.C191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91]" office:value-type="float" office:value="19" calcext:value-type="float">
            <text:p>19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C193]-[.C192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2]" office:value-type="float" office:value="19" calcext:value-type="float">
            <text:p>19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C194]-[.C193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 table:formula="of:=[.A193]" office:value-type="float" office:value="19" calcext:value-type="float">
            <text:p>1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C195]-[.C194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 table:formula="of:=[.A194]" office:value-type="float" office:value="19" calcext:value-type="float">
            <text:p>1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 table:formula="of:=[.C196]-[.C195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 table:formula="of:=[.A195]" office:value-type="float" office:value="19" calcext:value-type="float">
            <text:p>1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C199]-[.C198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 table:formula="of:=[.A198]" office:value-type="float" office:value="20" calcext:value-type="float">
            <text:p>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C200]-[.C199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formula="of:=[.A199]" office:value-type="float" office:value="20" calcext:value-type="float">
            <text:p>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201]-[.C200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 table:formula="of:=[.A200]" office:value-type="float" office:value="20" calcext:value-type="float">
            <text:p>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C202]-[.C201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01]" office:value-type="float" office:value="20" calcext:value-type="float">
            <text:p>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C203]-[.C20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202]" office:value-type="float" office:value="20" calcext:value-type="float">
            <text:p>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204]-[.C203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203]" office:value-type="float" office:value="20" calcext:value-type="float">
            <text:p>2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C205]-[.C204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204]" office:value-type="float" office:value="20" calcext:value-type="float">
            <text:p>2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 table:formula="of:=[.C206]-[.C205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 table:formula="of:=[.A205]" office:value-type="float" office:value="20" calcext:value-type="float">
            <text:p>2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8"/>
          <table:table-cell table:number-columns-repeated="55"/>
        </table:table-row>
        <table:table-row table:style-name="ro1">
          <table:table-cell table:style-name="ce3"/>
          <table:table-cell table:style-name="ce9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6"/>
          <table:table-cell table:number-columns-repeated="55"/>
        </table:table-row>
        <table:table-row table:style-name="ro1" table:number-rows-repeated="2">
          <table:table-cell table:style-name="ce4"/>
          <table:table-cell table:style-name="ce6"/>
          <table:table-cell table:number-columns-repeated="55"/>
        </table:table-row>
        <table:table-row table:style-name="ro1" table:number-rows-repeated="2">
          <table:table-cell/>
          <table:table-cell table:style-name="ce6"/>
          <table:table-cell table:number-columns-repeated="55"/>
        </table:table-row>
        <table:table-row table:style-name="ro1" table:number-rows-repeated="1048350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egment occurrences" table:style-name="ta1">
        <table:table-column table:style-name="co18" table:default-cell-style-name="ce11"/>
        <table:table-column table:style-name="co19" table:default-cell-style-name="ce15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>
            <text:p>Segment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RE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O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BO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OARD OVERVIEW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EYBO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 BO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S CONTINU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BO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146" calcext:value-type="float">
            <text:p>14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</table:table>
      <table:table table:name="total use of time per segment" table:style-name="ta1">
        <table:table-column table:style-name="co18" table:default-cell-style-name="ce11"/>
        <table:table-column table:style-name="co22" table:default-cell-style-name="ce23"/>
        <table:table-column table:style-name="co23" table:default-cell-style-name="ce29"/>
        <table:table-column table:style-name="co24" table:default-cell-style-name="ce35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9"/>
          <table:table-cell table:style-name="ce21" office:value-type="string" calcext:value-type="string">
            <text:p>Data</text:p>
          </table:table-cell>
          <table:table-cell table:style-name="ce27"/>
          <table:table-cell table:style-name="ce33"/>
        </table:table-row>
        <table:table-row table:style-name="ro1">
          <table:table-cell table:style-name="ce20" office:value-type="string" calcext:value-type="string">
            <text:p>Segment</text:p>
          </table:table-cell>
          <table:table-cell table:style-name="ce22" office:value-type="string" calcext:value-type="string">
            <text:p>Sum - Duration</text:p>
          </table:table-cell>
          <table:table-cell table:style-name="ce28" office:value-type="string" calcext:value-type="string">
            <text:p>Average - Duration</text:p>
          </table:table-cell>
          <table:table-cell table:style-name="ce34" office:value-type="string" calcext:value-type="string">
            <text:p>Count - Segment</text:p>
          </table:table-cell>
        </table:table-row>
        <table:table-row table:style-name="ro1">
          <table:table-cell office:value-type="string" calcext:value-type="string">
            <text:p>INBOX</text:p>
          </table:table-cell>
          <table:table-cell office:value-type="time" office:time-value="PT04H04M35S" calcext:value-type="time">
            <text:p>04:04:35</text:p>
          </table:table-cell>
          <table:table-cell office:value-type="time" office:time-value="PT00H11M38.80952381S" calcext:value-type="time">
            <text:p>00:11: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RES</text:p>
          </table:table-cell>
          <table:table-cell office:value-type="time" office:time-value="PT02H18M41S" calcext:value-type="time">
            <text:p>02:18:41</text:p>
          </table:table-cell>
          <table:table-cell office:value-type="time" office:time-value="PT00H06M36.238095238S" calcext:value-type="time">
            <text:p>00:06: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time" office:time-value="PT01H46M30S" calcext:value-type="time">
            <text:p>01:46:30</text:p>
          </table:table-cell>
          <table:table-cell office:value-type="time" office:time-value="PT00H05M55S" calcext:value-type="time">
            <text:p>00:05: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UTBOX</text:p>
          </table:table-cell>
          <table:table-cell office:value-type="time" office:time-value="PT01H21M28S" calcext:value-type="time">
            <text:p>01:21:28</text:p>
          </table:table-cell>
          <table:table-cell office:value-type="time" office:time-value="PT00H04M04.4S" calcext:value-type="time">
            <text:p>00:04: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time" office:time-value="PT00H24M44S" calcext:value-type="time">
            <text:p>00:24:44</text:p>
          </table:table-cell>
          <table:table-cell office:value-type="time" office:time-value="PT00H01M54.153846154S" calcext:value-type="time">
            <text:p>00:01: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time" office:time-value="PT00H24M17S" calcext:value-type="time">
            <text:p>00:24:17</text:p>
          </table:table-cell>
          <table:table-cell office:value-type="time" office:time-value="PT00H01M25.705882353S" calcext:value-type="time">
            <text:p>00:01: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time" office:time-value="PT00H22M21S" calcext:value-type="time">
            <text:p>00:22:21</text:p>
          </table:table-cell>
          <table:table-cell office:value-type="time" office:time-value="PT00H01M14.5S" calcext:value-type="time">
            <text:p>00:01: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2" office:value-type="string" calcext:value-type="string">
            <text:p>BOARD OVERVIEW</text:p>
          </table:table-cell>
          <table:table-cell table:style-name="ce24" office:value-type="time" office:time-value="PT00H20M38S" calcext:value-type="time">
            <text:p>00:20:38</text:p>
          </table:table-cell>
          <table:table-cell table:style-name="ce30" office:value-type="time" office:time-value="PT00H06M52.666666667S" calcext:value-type="time">
            <text:p>00:06:53</text:p>
          </table:table-cell>
          <table:table-cell table:style-name="ce3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time" office:time-value="PT00H15M02S" calcext:value-type="time">
            <text:p>00:15:02</text:p>
          </table:table-cell>
          <table:table-cell office:value-type="time" office:time-value="PT00H07M31S" calcext:value-type="time">
            <text:p>00:07: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time" office:time-value="PT00H13M25S" calcext:value-type="time">
            <text:p>00:13:25</text:p>
          </table:table-cell>
          <table:table-cell office:value-type="time" office:time-value="PT00H01M40.625S" calcext:value-type="time">
            <text:p>00:01: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EYBOX</text:p>
          </table:table-cell>
          <table:table-cell office:value-type="time" office:time-value="PT00H00M49S" calcext:value-type="time">
            <text:p>00:00:49</text:p>
          </table:table-cell>
          <table:table-cell office:value-type="time" office:time-value="PT00H00M24.5S" calcext:value-type="time">
            <text:p>00:00: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ULES CONTINUUM</text:p>
          </table:table-cell>
          <table:table-cell table:number-columns-repeated="2" office:value-type="time" office:time-value="PT00H00M25S" calcext:value-type="time">
            <text:p>00:00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TING BOX</text:p>
          </table:table-cell>
          <table:table-cell table:number-columns-repeated="2" office:value-type="time" office:time-value="PT00H00M13S" calcext:value-type="time">
            <text:p>00:0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BOX</text:p>
          </table:table-cell>
          <table:table-cell table:style-name="ce25" office:value-type="time" office:time-value="PT00H00M13S" calcext:value-type="time">
            <text:p>00:00:13</text:p>
          </table:table-cell>
          <table:table-cell table:style-name="ce31" office:value-type="time" office:time-value="PT00H00M13S" calcext:value-type="time">
            <text:p>00:00:1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Total Result</text:p>
          </table:table-cell>
          <table:table-cell table:style-name="ce26" office:value-type="time" office:time-value="PT11H33M21S" calcext:value-type="time">
            <text:p>11:33:21</text:p>
          </table:table-cell>
          <table:table-cell table:style-name="ce32" office:value-type="time" office:time-value="PT00H04M44.938356164S" calcext:value-type="time">
            <text:p>00:04:45</text:p>
          </table:table-cell>
          <table:table-cell table:style-name="ce38" office:value-type="float" office:value="146" calcext:value-type="float">
            <text:p>146</text:p>
          </table:table-cell>
        </table:table-row>
        <table:table-row table:style-name="ro2" table:number-rows-repeated="6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table table:name="Derived metrics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row table:style-name="ro1">
          <table:table-cell table:style-name="ce39" office:value-type="string" calcext:value-type="string">
            <text:p>Daily index</text:p>
          </table:table-cell>
          <table:table-cell table:style-name="ce39" office:value-type="string" calcext:value-type="string">
            <text:p>Daily date</text:p>
          </table:table-cell>
          <table:table-cell table:style-name="ce42" office:value-type="string" calcext:value-type="string">
            <text:p>Effective duration</text:p>
          </table:table-cell>
          <table:table-cell table:style-name="ce9" office:value-type="string" calcext:value-type="string">
            <text:p>Segments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1" office:value-type="date" office:date-value="2015-12-08" calcext:value-type="date">
            <text:p>2015-12-08</text:p>
          </table:table-cell>
          <table:table-cell table:style-name="ce6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7" office:value-type="date" office:date-value="2015-12-09" calcext:value-type="date">
            <text:p>2015-12-09</text:p>
          </table:table-cell>
          <table:table-cell table:style-name="ce6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date" office:date-value="2015-12-10" calcext:value-type="date">
            <text:p>2015-12-10</text:p>
          </table:table-cell>
          <table:table-cell table:style-name="ce6" table:formula="of:=['Segment lengths'.C30]-['Segment lengths'.C22]" office:value-type="time" office:time-value="PT00H27M38S" calcext:value-type="time">
            <text:p>00:27:38</text:p>
          </table:table-cell>
          <table:table-cell table:formula="of:=COUNTA(['Segment lengths'.B22:'Segment lengths'.B29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date" office:date-value="2015-12-11" calcext:value-type="date">
            <text:p>2015-12-11</text:p>
          </table:table-cell>
          <table:table-cell table:style-name="ce6" table:formula="of:=['Segment lengths'.C39]-['Segment lengths'.C33]" office:value-type="time" office:time-value="PT00H32M25S" calcext:value-type="time">
            <text:p>00:32:25</text:p>
          </table:table-cell>
          <table:table-cell table:formula="of:=COUNTA(['Segment lengths'.B33:'Segment lengths'.B38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7" office:value-type="date" office:date-value="2015-12-14" calcext:value-type="date">
            <text:p>2015-12-14</text:p>
          </table:table-cell>
          <table:table-cell table:style-name="ce6" table:formula="of:=['Segment lengths'.C48]-['Segment lengths'.C42]" office:value-type="time" office:time-value="PT00H27M34S" calcext:value-type="time">
            <text:p>00:27:34</text:p>
          </table:table-cell>
          <table:table-cell table:formula="of:=COUNTA(['Segment lengths'.B42:'Segment lengths'.B4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7" office:value-type="date" office:date-value="2015-12-15" calcext:value-type="date">
            <text:p>2015-12-15</text:p>
          </table:table-cell>
          <table:table-cell table:style-name="ce6" table:formula="of:=['Segment lengths'.C56]-['Segment lengths'.C51]" office:value-type="time" office:time-value="PT00H15M23S" calcext:value-type="time">
            <text:p>00:15:23</text:p>
          </table:table-cell>
          <table:table-cell table:formula="of:=COUNTA(['Segment lengths'.B51:'Segment lengths'.B55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7" office:value-type="date" office:date-value="2015-12-16" calcext:value-type="date">
            <text:p>2015-12-16</text:p>
          </table:table-cell>
          <table:table-cell table:style-name="ce6" table:formula="of:=['Segment lengths'.C67]-['Segment lengths'.C59]" office:value-type="time" office:time-value="PT00H26M42S" calcext:value-type="time">
            <text:p>00:26:42</text:p>
          </table:table-cell>
          <table:table-cell table:formula="of:=COUNTA(['Segment lengths'.B59:'Segment lengths'.B66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7" office:value-type="date" office:date-value="2015-12-17" calcext:value-type="date">
            <text:p>2015-12-17</text:p>
          </table:table-cell>
          <table:table-cell table:style-name="ce6" table:formula="of:=['Segment lengths'.C76]-['Segment lengths'.C70]" office:value-type="time" office:time-value="PT00H19M50S" calcext:value-type="time">
            <text:p>00:19:50</text:p>
          </table:table-cell>
          <table:table-cell table:formula="of:=COUNTA(['Segment lengths'.B70:'Segment lengths'.B75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7" office:value-type="date" office:date-value="2015-12-18" calcext:value-type="date">
            <text:p>2015-12-18</text:p>
          </table:table-cell>
          <table:table-cell table:style-name="ce6" table:formula="of:=['Segment lengths'.C86]-['Segment lengths'.C79]" office:value-type="time" office:time-value="PT00H17M20S" calcext:value-type="time">
            <text:p>00:17:20</text:p>
          </table:table-cell>
          <table:table-cell table:formula="of:=COUNTA(['Segment lengths'.B79:'Segment lengths'.B85])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7" office:value-type="date" office:date-value="2015-12-21" calcext:value-type="date">
            <text:p>2015-12-21</text:p>
          </table:table-cell>
          <table:table-cell table:style-name="ce6" table:formula="of:=['Segment lengths'.C95]-['Segment lengths'.C89]" office:value-type="time" office:time-value="PT00H30M10S" calcext:value-type="time">
            <text:p>00:30:10</text:p>
          </table:table-cell>
          <table:table-cell table:formula="of:=COUNTA(['Segment lengths'.B89:'Segment lengths'.B94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7" office:value-type="date" office:date-value="2015-12-22" calcext:value-type="date">
            <text:p>2015-12-22</text:p>
          </table:table-cell>
          <table:table-cell table:style-name="ce6" table:formula="of:=['Segment lengths'.C103]-['Segment lengths'.C98]" office:value-type="time" office:time-value="PT00H11M07S" calcext:value-type="time">
            <text:p>00:11:07</text:p>
          </table:table-cell>
          <table:table-cell table:formula="of:=COUNTA(['Segment lengths'.B98:'Segment lengths'.B102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7" office:value-type="date" office:date-value="2016-01-07" calcext:value-type="date">
            <text:p>2016-01-07</text:p>
          </table:table-cell>
          <table:table-cell table:style-name="ce6" table:formula="of:=['Segment lengths'.C112]-['Segment lengths'.C106]" office:value-type="time" office:time-value="PT00H32M14S" calcext:value-type="time">
            <text:p>00:32:14</text:p>
          </table:table-cell>
          <table:table-cell table:formula="of:=COUNTA(['Segment lengths'.B106:'Segment lengths'.B111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7" office:value-type="date" office:date-value="2016-01-08" calcext:value-type="date">
            <text:p>2016-01-08</text:p>
          </table:table-cell>
          <table:table-cell table:style-name="ce6" table:formula="of:=['Segment lengths'.C124]-['Segment lengths'.C115]" office:value-type="time" office:time-value="PT00H45M52S" calcext:value-type="time">
            <text:p>00:45:52</text:p>
          </table:table-cell>
          <table:table-cell table:formula="of:=COUNTA(['Segment lengths'.B115:'Segment lengths'.B123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7" office:value-type="date" office:date-value="2016-01-11" calcext:value-type="date">
            <text:p>2016-01-11</text:p>
          </table:table-cell>
          <table:table-cell table:style-name="ce6" table:formula="of:=['Segment lengths'.C135]-['Segment lengths'.C127]" office:value-type="time" office:time-value="PT00H35M16S" calcext:value-type="time">
            <text:p>00:35:16</text:p>
          </table:table-cell>
          <table:table-cell table:formula="of:=COUNTA(['Segment lengths'.B127:'Segment lengths'.B134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7" office:value-type="date" office:date-value="2016-01-12" calcext:value-type="date">
            <text:p>2016-01-12</text:p>
          </table:table-cell>
          <table:table-cell table:style-name="ce6" table:formula="of:=['Segment lengths'.C148]-['Segment lengths'.C138]" office:value-type="time" office:time-value="PT00H51M03S" calcext:value-type="time">
            <text:p>00:51:03</text:p>
          </table:table-cell>
          <table:table-cell table:formula="of:=COUNTA(['Segment lengths'.B138:'Segment lengths'.B147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7" office:value-type="date" office:date-value="2016-01-13" calcext:value-type="date">
            <text:p>2016-01-13</text:p>
          </table:table-cell>
          <table:table-cell table:style-name="ce6" table:formula="of:=['Segment lengths'.C157]-['Segment lengths'.C151]" office:value-type="time" office:time-value="PT00H59M36S" calcext:value-type="time">
            <text:p>00:59:36</text:p>
          </table:table-cell>
          <table:table-cell table:formula="of:=COUNTA(['Segment lengths'.B151:'Segment lengths'.B156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7" office:value-type="date" office:date-value="2016-01-14" calcext:value-type="date">
            <text:p>2016-01-14</text:p>
          </table:table-cell>
          <table:table-cell table:style-name="ce6" table:formula="of:=['Segment lengths'.C170]-['Segment lengths'.C160]" office:value-type="time" office:time-value="PT00H52M02S" calcext:value-type="time">
            <text:p>00:52:02</text:p>
          </table:table-cell>
          <table:table-cell table:formula="of:=COUNTA(['Segment lengths'.B160:'Segment lengths'.B169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7" office:value-type="date" office:date-value="2016-01-15" calcext:value-type="date">
            <text:p>2016-01-15</text:p>
          </table:table-cell>
          <table:table-cell table:style-name="ce6" table:formula="of:=['Segment lengths'.C182]-['Segment lengths'.C173]" office:value-type="time" office:time-value="PT00H40M00S" calcext:value-type="time">
            <text:p>00:40:00</text:p>
          </table:table-cell>
          <table:table-cell table:formula="of:=COUNTA(['Segment lengths'.B173:'Segment lengths'.B181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7" office:value-type="date" office:date-value="2016-01-18" calcext:value-type="date">
            <text:p>2016-01-18</text:p>
          </table:table-cell>
          <table:table-cell table:style-name="ce6" table:formula="of:=['Segment lengths'.C195]-['Segment lengths'.C185]" office:value-type="time" office:time-value="PT00H48M25S" calcext:value-type="time">
            <text:p>00:48:25</text:p>
          </table:table-cell>
          <table:table-cell table:formula="of:=COUNTA(['Segment lengths'.B185:'Segment lengths'.B194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7" office:value-type="date" office:date-value="2016-01-19" calcext:value-type="date">
            <text:p>2016-01-19</text:p>
          </table:table-cell>
          <table:table-cell table:style-name="ce6" table:formula="of:=['Segment lengths'.C205]-['Segment lengths'.C198]" office:value-type="time" office:time-value="PT00H39M24S" calcext:value-type="time">
            <text:p>00:39:24</text:p>
          </table:table-cell>
          <table:table-cell table:formula="of:=COUNTA(['Segment lengths'.B198:'Segment lengths'.B204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>
          <table:table-cell table:style-name="ce40" office:value-type="string" calcext:value-type="string">
            <text:p>Total effective duration</text:p>
          </table:table-cell>
          <table:table-cell table:style-name="ce5"/>
          <table:table-cell table:style-name="ce6" table:formula="of:=SUM([.C2:.C21])" office:value-type="time" office:time-value="PT11H33M21S" calcext:value-type="time">
            <text:p>11:33:21</text:p>
          </table:table-cell>
          <table:table-cell/>
        </table:table-row>
        <table:table-row table:style-name="ro1">
          <table:table-cell office:value-type="string" calcext:value-type="string">
            <text:p>Average effective duration</text:p>
          </table:table-cell>
          <table:table-cell/>
          <table:table-cell table:style-name="ce6" table:formula="of:=[.C23]/COUNTA([.C2:.C21])" office:value-type="time" office:time-value="PT00H34M40.05S" calcext:value-type="time">
            <text:p>00:34:4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/>
          <table:table-cell table:style-name="ce8"/>
          <table:table-cell table:number-columns-repeated="2"/>
        </table:table-row>
        <table:table-row table:style-name="ro1">
          <table:table-cell table:style-name="ce5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2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7" table:default-cell-style-name="Default"/>
        <table:table-column table:style-name="co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39" office:value-type="string" calcext:value-type="string">
            <text:p>Daily index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1" calcext:value-type="float">
            <text:p>11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style-name="ce8" table:number-columns-repeated="2"/>
          <table:table-cell table:style-name="ce8" office:value-type="float" office:value="14" calcext:value-type="float">
            <text:p>14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16" calcext:value-type="float">
            <text:p>16</text:p>
          </table:table-cell>
          <table:table-cell table:style-name="ce8" table:number-columns-repeated="2"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10"/>
        </table:table-row>
        <table:table-row table:style-name="ro1">
          <table:table-cell table:style-name="ce39" office:value-type="string" calcext:value-type="string">
            <text:p>Daily date</text:p>
          </table:table-cell>
          <table:table-cell table:style-name="ce41" office:value-type="date" office:date-value="2015-12-08" calcext:value-type="date">
            <text:p>2015-12-08</text:p>
          </table:table-cell>
          <table:table-cell table:style-name="ce41" table:number-columns-repeated="2"/>
          <table:table-cell table:style-name="ce7" office:value-type="date" office:date-value="2015-12-09" calcext:value-type="date">
            <text:p>2015-12-09</text:p>
          </table:table-cell>
          <table:table-cell table:style-name="ce7" table:number-columns-repeated="2"/>
          <table:table-cell table:style-name="ce7" office:value-type="date" office:date-value="2015-12-10" calcext:value-type="date">
            <text:p>2015-12-10</text:p>
          </table:table-cell>
          <table:table-cell table:style-name="ce7" table:number-columns-repeated="2"/>
          <table:table-cell table:style-name="ce7" office:value-type="date" office:date-value="2015-12-11" calcext:value-type="date">
            <text:p>2015-12-11</text:p>
          </table:table-cell>
          <table:table-cell table:style-name="ce7" table:number-columns-repeated="2"/>
          <table:table-cell table:style-name="ce7" office:value-type="date" office:date-value="2015-12-14" calcext:value-type="date">
            <text:p>2015-12-14</text:p>
          </table:table-cell>
          <table:table-cell table:style-name="ce7" table:number-columns-repeated="2"/>
          <table:table-cell table:style-name="ce7" office:value-type="date" office:date-value="2015-12-15" calcext:value-type="date">
            <text:p>2015-12-15</text:p>
          </table:table-cell>
          <table:table-cell table:style-name="ce7" table:number-columns-repeated="2"/>
          <table:table-cell table:style-name="ce7" office:value-type="date" office:date-value="2015-12-16" calcext:value-type="date">
            <text:p>2015-12-16</text:p>
          </table:table-cell>
          <table:table-cell table:style-name="ce7" table:number-columns-repeated="2"/>
          <table:table-cell table:style-name="ce7" office:value-type="date" office:date-value="2015-12-17" calcext:value-type="date">
            <text:p>2015-12-17</text:p>
          </table:table-cell>
          <table:table-cell table:style-name="ce7" table:number-columns-repeated="2"/>
          <table:table-cell table:style-name="ce7" office:value-type="date" office:date-value="2015-12-18" calcext:value-type="date">
            <text:p>2015-12-18</text:p>
          </table:table-cell>
          <table:table-cell table:style-name="ce7" table:number-columns-repeated="2"/>
          <table:table-cell table:style-name="ce7" office:value-type="date" office:date-value="2015-12-21" calcext:value-type="date">
            <text:p>2015-12-21</text:p>
          </table:table-cell>
          <table:table-cell table:style-name="ce7" table:number-columns-repeated="2"/>
          <table:table-cell table:style-name="ce7" office:value-type="date" office:date-value="2015-12-22" calcext:value-type="date">
            <text:p>2015-12-22</text:p>
          </table:table-cell>
          <table:table-cell table:style-name="ce7" table:number-columns-repeated="2"/>
          <table:table-cell table:style-name="ce7" office:value-type="date" office:date-value="2016-01-07" calcext:value-type="date">
            <text:p>2016-01-07</text:p>
          </table:table-cell>
          <table:table-cell table:style-name="ce7" table:number-columns-repeated="2"/>
          <table:table-cell table:style-name="ce7" office:value-type="date" office:date-value="2016-01-08" calcext:value-type="date">
            <text:p>2016-01-08</text:p>
          </table:table-cell>
          <table:table-cell table:style-name="ce7" table:number-columns-repeated="2"/>
          <table:table-cell table:style-name="ce7" office:value-type="date" office:date-value="2016-01-11" calcext:value-type="date">
            <text:p>2016-01-11</text:p>
          </table:table-cell>
          <table:table-cell table:style-name="ce7" table:number-columns-repeated="2"/>
          <table:table-cell table:style-name="ce7" office:value-type="date" office:date-value="2016-01-12" calcext:value-type="date">
            <text:p>2016-01-12</text:p>
          </table:table-cell>
          <table:table-cell table:style-name="ce7" table:number-columns-repeated="2"/>
          <table:table-cell table:style-name="ce7" office:value-type="date" office:date-value="2016-01-13" calcext:value-type="date">
            <text:p>2016-01-13</text:p>
          </table:table-cell>
          <table:table-cell table:style-name="ce7" table:number-columns-repeated="2"/>
          <table:table-cell table:style-name="ce7" office:value-type="date" office:date-value="2016-01-14" calcext:value-type="date">
            <text:p>2016-01-14</text:p>
          </table:table-cell>
          <table:table-cell table:style-name="ce7" table:number-columns-repeated="2"/>
          <table:table-cell table:style-name="ce7" office:value-type="date" office:date-value="2016-01-15" calcext:value-type="date">
            <text:p>2016-01-15</text:p>
          </table:table-cell>
          <table:table-cell table:style-name="ce7" table:number-columns-repeated="2"/>
          <table:table-cell table:style-name="ce7" office:value-type="date" office:date-value="2016-01-18" calcext:value-type="date">
            <text:p>2016-01-18</text:p>
          </table:table-cell>
          <table:table-cell table:style-name="ce7" table:number-columns-repeated="2"/>
          <table:table-cell table:style-name="ce7" office:value-type="date" office:date-value="2016-01-19" calcext:value-type="date">
            <text:p>2016-01-19</text:p>
          </table:table-cell>
          <table:table-cell table:style-name="ce8" table:number-columns-repeated="10"/>
        </table:table-row>
        <table:table-row table:style-name="ro1">
          <table:table-cell table:style-name="ce9"/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9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6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/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/>
          <table:table-cell office:value-type="string" calcext:value-type="string">
            <text:p>OUTRO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/>
          <table:table-cell office:value-type="string" calcext:value-type="string">
            <text:p>BOARD OVERVIEW?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/>
          <table:table-cell table:number-columns-repeated="9"/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U12]-[.U11]" office:value-type="time" office:time-value="PT00H00M25S" calcext:value-type="time">
            <text:p>00:00:25</text:p>
          </table:table-cell>
          <table:table-cell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/>
          <table:table-cell office:value-type="string" calcext:value-type="string">
            <text:p>NON-FUNCTIONAL CONTINUUM 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/>
          <table:table-cell/>
          <table:table-cell table:style-name="ce6" table:number-columns-repeated="2"/>
          <table:table-cell office:value-type="string" calcext:value-type="string">
            <text:p>NON-CORE CONTINUUM 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/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19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38"/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Recording length</text:p>
          </table:table-cell>
          <table:table-cell/>
          <table:table-cell table:style-name="ce6" office:value-type="time" office:time-value="PT00H36M36S" calcext:value-type="time">
            <text:p>00:36:36</text:p>
          </table:table-cell>
          <table:table-cell table:style-name="ce6" table:number-columns-repeated="2"/>
          <table:table-cell table:style-name="ce6" office:value-type="time" office:time-value="PT00H48M53S" calcext:value-type="time">
            <text:p>00:48:53</text:p>
          </table:table-cell>
          <table:table-cell table:style-name="ce6" table:number-columns-repeated="2"/>
          <table:table-cell table:style-name="ce6" office:value-type="time" office:time-value="PT00H28M30S" calcext:value-type="time">
            <text:p>00:28:30</text:p>
          </table:table-cell>
          <table:table-cell table:style-name="ce6" table:number-columns-repeated="2"/>
          <table:table-cell table:style-name="ce6" office:value-type="time" office:time-value="PT00H33M51S" calcext:value-type="time">
            <text:p>00:33:51</text:p>
          </table:table-cell>
          <table:table-cell table:style-name="ce6" table:number-columns-repeated="2"/>
          <table:table-cell table:style-name="ce6" office:value-type="time" office:time-value="PT00H28M16S" calcext:value-type="time">
            <text:p>00:28:16</text:p>
          </table:table-cell>
          <table:table-cell table:style-name="ce6" table:number-columns-repeated="2"/>
          <table:table-cell table:style-name="ce6" office:value-type="time" office:time-value="PT00H17M47S" calcext:value-type="time">
            <text:p>00:17:47</text:p>
          </table:table-cell>
          <table:table-cell table:style-name="ce6" table:number-columns-repeated="2"/>
          <table:table-cell table:style-name="ce6" office:value-type="time" office:time-value="PT00H27M08S" calcext:value-type="time">
            <text:p>00:27:08</text:p>
          </table:table-cell>
          <table:table-cell table:style-name="ce6" table:number-columns-repeated="2"/>
          <table:table-cell table:style-name="ce6" office:value-type="time" office:time-value="PT00H20M26S" calcext:value-type="time">
            <text:p>00:20:26</text:p>
          </table:table-cell>
          <table:table-cell table:style-name="ce6" table:number-columns-repeated="2"/>
          <table:table-cell table:style-name="ce6" office:value-type="time" office:time-value="PT00H19M03S" calcext:value-type="time">
            <text:p>00:19:03</text:p>
          </table:table-cell>
          <table:table-cell table:style-name="ce6" table:number-columns-repeated="2"/>
          <table:table-cell table:style-name="ce6" office:value-type="time" office:time-value="PT00H31M13S" calcext:value-type="time">
            <text:p>00:31:13</text:p>
          </table:table-cell>
          <table:table-cell table:style-name="ce6" table:number-columns-repeated="2"/>
          <table:table-cell table:style-name="ce6" office:value-type="time" office:time-value="PT00H11M57S" calcext:value-type="time">
            <text:p>00:11:57</text:p>
          </table:table-cell>
          <table:table-cell table:style-name="ce6" table:number-columns-repeated="2"/>
          <table:table-cell table:style-name="ce6" office:value-type="time" office:time-value="PT00H34M28S" calcext:value-type="time">
            <text:p>00:34:28</text:p>
          </table:table-cell>
          <table:table-cell table:style-name="ce6" table:number-columns-repeated="2"/>
          <table:table-cell table:style-name="ce6" office:value-type="time" office:time-value="PT00H47M33S" calcext:value-type="time">
            <text:p>00:47:33</text:p>
          </table:table-cell>
          <table:table-cell table:style-name="ce6" table:number-columns-repeated="2"/>
          <table:table-cell table:style-name="ce6" office:value-type="time" office:time-value="PT00H36M06S" calcext:value-type="time">
            <text:p>00:36:06</text:p>
          </table:table-cell>
          <table:table-cell table:style-name="ce6" table:number-columns-repeated="2"/>
          <table:table-cell table:style-name="ce6" office:value-type="time" office:time-value="PT00H51M44S" calcext:value-type="time">
            <text:p>00:51:44</text:p>
          </table:table-cell>
          <table:table-cell table:style-name="ce6" table:number-columns-repeated="2"/>
          <table:table-cell table:style-name="ce6" office:value-type="time" office:time-value="PT01H00M21S" calcext:value-type="time">
            <text:p>01:00:21</text:p>
          </table:table-cell>
          <table:table-cell table:style-name="ce6" table:number-columns-repeated="2"/>
          <table:table-cell table:style-name="ce6" office:value-type="time" office:time-value="PT00H53M35S" calcext:value-type="time">
            <text:p>00:53:35</text:p>
          </table:table-cell>
          <table:table-cell table:style-name="ce6" table:number-columns-repeated="2"/>
          <table:table-cell table:style-name="ce6" office:value-type="time" office:time-value="PT00H40M29S" calcext:value-type="time">
            <text:p>00:40:29</text:p>
          </table:table-cell>
          <table:table-cell table:style-name="ce6" table:number-columns-repeated="2"/>
          <table:table-cell table:style-name="ce6" office:value-type="time" office:time-value="PT00H49M57S" calcext:value-type="time">
            <text:p>00:49:57</text:p>
          </table:table-cell>
          <table:table-cell table:style-name="ce6" table:number-columns-repeated="2"/>
          <table:table-cell table:style-name="ce6" office:value-type="time" office:time-value="PT00H41M11S" calcext:value-type="time">
            <text:p>00:41:11</text:p>
          </table:table-cell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Length between intro and outro</text:p>
          </table:table-cell>
          <table:table-cell/>
          <table:table-cell table:style-name="ce6" table:formula="of:=[.C10]-[.C5]" office:value-type="time" office:time-value="PT00H21M33S" calcext:value-type="time">
            <text:p>00:21:33</text:p>
          </table:table-cell>
          <table:table-cell table:style-name="ce6" table:number-columns-repeated="2"/>
          <table:table-cell table:style-name="ce6" table:formula="of:=[.F12]-[.F5]" office:value-type="time" office:time-value="PT00H38M20S" calcext:value-type="time">
            <text:p>00:38:20</text:p>
          </table:table-cell>
          <table:table-cell table:style-name="ce6" table:number-columns-repeated="2"/>
          <table:table-cell table:style-name="ce6" table:formula="of:=[.I11]-[.I5]" office:value-type="time" office:time-value="PT00H16M53S" calcext:value-type="time">
            <text:p>00:16:53</text:p>
          </table:table-cell>
          <table:table-cell table:style-name="ce6" table:number-columns-repeated="2"/>
          <table:table-cell table:style-name="ce6" table:formula="of:=[.L10]-[.L5]" office:value-type="time" office:time-value="PT00H27M45S" calcext:value-type="time">
            <text:p>00:27:45</text:p>
          </table:table-cell>
          <table:table-cell table:style-name="ce6" table:number-columns-repeated="2"/>
          <table:table-cell table:style-name="ce6" table:formula="of:=[.O10]-[.O5]" office:value-type="time" office:time-value="PT00H19M38S" calcext:value-type="time">
            <text:p>00:19:38</text:p>
          </table:table-cell>
          <table:table-cell table:style-name="ce6" table:number-columns-repeated="2"/>
          <table:table-cell table:style-name="ce6" table:formula="of:=[.R9]-[.R5]" office:value-type="time" office:time-value="PT00H08M00S" calcext:value-type="time">
            <text:p>00:08:00</text:p>
          </table:table-cell>
          <table:table-cell table:style-name="ce6" table:number-columns-repeated="2"/>
          <table:table-cell table:style-name="ce6" table:formula="of:=[.U12]-[.U5]" office:value-type="time" office:time-value="PT00H23M25S" calcext:value-type="time">
            <text:p>00:23:25</text:p>
          </table:table-cell>
          <table:table-cell table:style-name="ce6" table:number-columns-repeated="2"/>
          <table:table-cell table:style-name="ce6" table:formula="of:=[.X10]-[.X5]" office:value-type="time" office:time-value="PT00H13M25S" calcext:value-type="time">
            <text:p>00:13:25</text:p>
          </table:table-cell>
          <table:table-cell table:style-name="ce6" table:number-columns-repeated="2"/>
          <table:table-cell table:style-name="ce6" table:formula="of:=[.AA11]-[.AA5]" office:value-type="time" office:time-value="PT00H15M40S" calcext:value-type="time">
            <text:p>00:15:40</text:p>
          </table:table-cell>
          <table:table-cell table:style-name="ce6" table:number-columns-repeated="2"/>
          <table:table-cell table:style-name="ce6" table:formula="of:=[.AD10]-[.AD5]" office:value-type="time" office:time-value="PT00H24M15S" calcext:value-type="time">
            <text:p>00:24:15</text:p>
          </table:table-cell>
          <table:table-cell table:style-name="ce6" table:number-columns-repeated="2"/>
          <table:table-cell table:style-name="ce6" table:formula="of:=[.AG9]-[.AG4]" office:value-type="time" office:time-value="PT00H11M07S" calcext:value-type="time">
            <text:p>00:11:07</text:p>
          </table:table-cell>
          <table:table-cell table:style-name="ce6" table:number-columns-repeated="2"/>
          <table:table-cell table:style-name="ce6" table:formula="of:=[.AJ10]-[.AJ5]" office:value-type="time" office:time-value="PT00H24M22S" calcext:value-type="time">
            <text:p>00:24:22</text:p>
          </table:table-cell>
          <table:table-cell table:style-name="ce6" table:number-columns-repeated="2"/>
          <table:table-cell table:style-name="ce6" table:formula="of:=[.AM13]-[.AM5]" office:value-type="time" office:time-value="PT00H45M05S" calcext:value-type="time">
            <text:p>00:45:05</text:p>
          </table:table-cell>
          <table:table-cell table:style-name="ce6" table:number-columns-repeated="2"/>
          <table:table-cell table:style-name="ce6" table:formula="of:=[.AP12]-[.AP5]" office:value-type="time" office:time-value="PT00H33M09S" calcext:value-type="time">
            <text:p>00:33:09</text:p>
          </table:table-cell>
          <table:table-cell table:style-name="ce6" table:number-columns-repeated="2"/>
          <table:table-cell table:style-name="ce6" table:formula="of:=[.AS14]-[.AS5]" office:value-type="time" office:time-value="PT00H49M28S" calcext:value-type="time">
            <text:p>00:49:28</text:p>
          </table:table-cell>
          <table:table-cell table:style-name="ce6" table:number-columns-repeated="2"/>
          <table:table-cell table:style-name="ce6" table:formula="of:=[.AV10]-[.AV5]" office:value-type="time" office:time-value="PT00H47M03S" calcext:value-type="time">
            <text:p>00:47:03</text:p>
          </table:table-cell>
          <table:table-cell table:style-name="ce6" table:number-columns-repeated="2"/>
          <table:table-cell table:style-name="ce6" table:formula="of:=[.AY14]-[.AY5]" office:value-type="time" office:time-value="PT00H50M08S" calcext:value-type="time">
            <text:p>00:50:08</text:p>
          </table:table-cell>
          <table:table-cell table:style-name="ce6" table:number-columns-repeated="2"/>
          <table:table-cell table:style-name="ce6" table:formula="of:=[.BB13]-[.BB5]" office:value-type="time" office:time-value="PT00H36M40S" calcext:value-type="time">
            <text:p>00:36:40</text:p>
          </table:table-cell>
          <table:table-cell table:style-name="ce6" table:number-columns-repeated="2"/>
          <table:table-cell table:style-name="ce6" table:formula="of:=[.BE14]-[.BE5]" office:value-type="time" office:time-value="PT00H38M30S" calcext:value-type="time">
            <text:p>00:38:30</text:p>
          </table:table-cell>
          <table:table-cell table:style-name="ce6" table:number-columns-repeated="2"/>
          <table:table-cell table:style-name="ce6" table:formula="of:=[.BH11]-[.BH5]" office:value-type="time" office:time-value="PT00H35M20S" calcext:value-type="time">
            <text:p>00:35:2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2"/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  <table:database-ranges>
        <table:database-range table:name="__Anonymous_Sheet_DB__1" table:target-range-address="'segment occurrences'.A4:'segment occurrences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total use of time per segment'.A5:'total use of time per segment'.D18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otal use of time per segment'.A1:'total use of time per segment'.D19" table:buttons="'total use of time per segment'.A1 'total use of time per segment'.A4 'total use of time per segment'.B3" table:ignore-empty-rows="true">
          <table:source-cell-range table:cell-range-address="'Segment lengths'.A1:'Segment lengths'.D206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sum">
            <table:data-pilot-level table:show-empty="false">
              <table:data-pilot-members>
                <table:data-pilot-member table:name="00:00:04" table:display="true" table:show-details="true"/>
                <table:data-pilot-member table:name="00:00:10" table:display="true" table:show-details="true"/>
                <table:data-pilot-member table:name="00:00:12" table:display="true" table:show-details="true"/>
                <table:data-pilot-member table:name="00:00:13" table:display="true" table:show-details="true"/>
                <table:data-pilot-member table:name="00:00:14" table:display="true" table:show-details="true"/>
                <table:data-pilot-member table:name="00:00:15" table:display="true" table:show-details="true"/>
                <table:data-pilot-member table:name="00:00:16" table:display="true" table:show-details="true"/>
                <table:data-pilot-member table:name="00:00:17" table:display="true" table:show-details="true"/>
                <table:data-pilot-member table:name="00:00:20" table:display="true" table:show-details="true"/>
                <table:data-pilot-member table:name="00:00:22" table:display="true" table:show-details="true"/>
                <table:data-pilot-member table:name="00:00:23" table:display="true" table:show-details="true"/>
                <table:data-pilot-member table:name="00:00:24" table:display="true" table:show-details="true"/>
                <table:data-pilot-member table:name="00:00:25" table:display="true" table:show-details="true"/>
                <table:data-pilot-member table:name="00:00:28" table:display="true" table:show-details="true"/>
                <table:data-pilot-member table:name="00:00:30" table:display="true" table:show-details="true"/>
                <table:data-pilot-member table:name="00:00:32" table:display="true" table:show-details="true"/>
                <table:data-pilot-member table:name="00:00:33" table:display="true" table:show-details="true"/>
                <table:data-pilot-member table:name="00:00:35" table:display="true" table:show-details="true"/>
                <table:data-pilot-member table:name="00:00:38" table:display="true" table:show-details="true"/>
                <table:data-pilot-member table:name="00:00:40" table:display="true" table:show-details="true"/>
                <table:data-pilot-member table:name="00:00:42" table:display="true" table:show-details="true"/>
                <table:data-pilot-member table:name="00:00:43" table:display="true" table:show-details="true"/>
                <table:data-pilot-member table:name="00:00:45" table:display="true" table:show-details="true"/>
                <table:data-pilot-member table:name="00:00:47" table:display="true" table:show-details="true"/>
                <table:data-pilot-member table:name="00:00:50" table:display="true" table:show-details="true"/>
                <table:data-pilot-member table:name="00:00:55" table:display="true" table:show-details="true"/>
                <table:data-pilot-member table:name="00:00:57" table:display="true" table:show-details="true"/>
                <table:data-pilot-member table:name="00:01:05" table:display="true" table:show-details="true"/>
                <table:data-pilot-member table:name="00:01:10" table:display="true" table:show-details="true"/>
                <table:data-pilot-member table:name="00:01:13" table:display="true" table:show-details="true"/>
                <table:data-pilot-member table:name="00:01:15" table:display="true" table:show-details="true"/>
                <table:data-pilot-member table:name="00:01:18" table:display="true" table:show-details="true"/>
                <table:data-pilot-member table:name="00:01:20" table:display="true" table:show-details="true"/>
                <table:data-pilot-member table:name="00:01:25" table:display="true" table:show-details="true"/>
                <table:data-pilot-member table:name="00:01:26" table:display="true" table:show-details="true"/>
                <table:data-pilot-member table:name="00:01:29" table:display="true" table:show-details="true"/>
                <table:data-pilot-member table:name="00:01:31" table:display="true" table:show-details="true"/>
                <table:data-pilot-member table:name="00:01:35" table:display="true" table:show-details="true"/>
                <table:data-pilot-member table:name="00:01:40" table:display="true" table:show-details="true"/>
                <table:data-pilot-member table:name="00:01:43" table:display="true" table:show-details="true"/>
                <table:data-pilot-member table:name="00:01:45" table:display="true" table:show-details="true"/>
                <table:data-pilot-member table:name="00:01:54" table:display="true" table:show-details="true"/>
                <table:data-pilot-member table:name="00:02:00" table:display="true" table:show-details="true"/>
                <table:data-pilot-member table:name="00:02:06" table:display="true" table:show-details="true"/>
                <table:data-pilot-member table:name="00:02:07" table:display="true" table:show-details="true"/>
                <table:data-pilot-member table:name="00:02:10" table:display="true" table:show-details="true"/>
                <table:data-pilot-member table:name="00:02:13" table:display="true" table:show-details="true"/>
                <table:data-pilot-member table:name="00:02:15" table:display="true" table:show-details="true"/>
                <table:data-pilot-member table:name="00:02:17" table:display="true" table:show-details="true"/>
                <table:data-pilot-member table:name="00:02:20" table:display="true" table:show-details="true"/>
                <table:data-pilot-member table:name="00:02:25" table:display="true" table:show-details="true"/>
                <table:data-pilot-member table:name="00:02:28" table:display="true" table:show-details="true"/>
                <table:data-pilot-member table:name="00:02:30" table:display="true" table:show-details="true"/>
                <table:data-pilot-member table:name="00:02:35" table:display="true" table:show-details="true"/>
                <table:data-pilot-member table:name="00:02:40" table:display="true" table:show-details="true"/>
                <table:data-pilot-member table:name="00:02:53" table:display="true" table:show-details="true"/>
                <table:data-pilot-member table:name="00:02:57" table:display="true" table:show-details="true"/>
                <table:data-pilot-member table:name="00:03:00" table:display="true" table:show-details="true"/>
                <table:data-pilot-member table:name="00:03:05" table:display="true" table:show-details="true"/>
                <table:data-pilot-member table:name="00:03:17" table:display="true" table:show-details="true"/>
                <table:data-pilot-member table:name="00:03:20" table:display="true" table:show-details="true"/>
                <table:data-pilot-member table:name="00:03:30" table:display="true" table:show-details="true"/>
                <table:data-pilot-member table:name="00:03:43" table:display="true" table:show-details="true"/>
                <table:data-pilot-member table:name="00:03:45" table:display="true" table:show-details="true"/>
                <table:data-pilot-member table:name="00:04:00" table:display="true" table:show-details="true"/>
                <table:data-pilot-member table:name="00:04:04" table:display="true" table:show-details="true"/>
                <table:data-pilot-member table:name="00:04:05" table:display="true" table:show-details="true"/>
                <table:data-pilot-member table:name="00:04:15" table:display="true" table:show-details="true"/>
                <table:data-pilot-member table:name="00:04:40" table:display="true" table:show-details="true"/>
                <table:data-pilot-member table:name="00:04:50" table:display="true" table:show-details="true"/>
                <table:data-pilot-member table:name="00:05:05" table:display="true" table:show-details="true"/>
                <table:data-pilot-member table:name="00:05:10" table:display="true" table:show-details="true"/>
                <table:data-pilot-member table:name="00:05:15" table:display="true" table:show-details="true"/>
                <table:data-pilot-member table:name="00:05:20" table:display="true" table:show-details="true"/>
                <table:data-pilot-member table:name="00:05:30" table:display="true" table:show-details="true"/>
                <table:data-pilot-member table:name="00:05:32" table:display="true" table:show-details="true"/>
                <table:data-pilot-member table:name="00:05:39" table:display="true" table:show-details="true"/>
                <table:data-pilot-member table:name="00:05:45" table:display="true" table:show-details="true"/>
                <table:data-pilot-member table:name="00:05:50" table:display="true" table:show-details="true"/>
                <table:data-pilot-member table:name="00:05:55" table:display="true" table:show-details="true"/>
                <table:data-pilot-member table:name="00:06:15" table:display="true" table:show-details="true"/>
                <table:data-pilot-member table:name="00:06:20" table:display="true" table:show-details="true"/>
                <table:data-pilot-member table:name="00:06:25" table:display="true" table:show-details="true"/>
                <table:data-pilot-member table:name="00:06:40" table:display="true" table:show-details="true"/>
                <table:data-pilot-member table:name="00:07:00" table:display="true" table:show-details="true"/>
                <table:data-pilot-member table:name="00:07:13" table:display="true" table:show-details="true"/>
                <table:data-pilot-member table:name="00:07:23" table:display="true" table:show-details="true"/>
                <table:data-pilot-member table:name="00:07:25" table:display="true" table:show-details="true"/>
                <table:data-pilot-member table:name="00:07:52" table:display="true" table:show-details="true"/>
                <table:data-pilot-member table:name="00:07:56" table:display="true" table:show-details="true"/>
                <table:data-pilot-member table:name="00:08:05" table:display="true" table:show-details="true"/>
                <table:data-pilot-member table:name="00:08:59" table:display="true" table:show-details="true"/>
                <table:data-pilot-member table:name="00:09:35" table:display="true" table:show-details="true"/>
                <table:data-pilot-member table:name="00:09:36" table:display="true" table:show-details="true"/>
                <table:data-pilot-member table:name="00:09:40" table:display="true" table:show-details="true"/>
                <table:data-pilot-member table:name="00:09:55" table:display="true" table:show-details="true"/>
                <table:data-pilot-member table:name="00:10:11" table:display="true" table:show-details="true"/>
                <table:data-pilot-member table:name="00:10:45" table:display="true" table:show-details="true"/>
                <table:data-pilot-member table:name="00:10:55" table:display="true" table:show-details="true"/>
                <table:data-pilot-member table:name="00:12:10" table:display="true" table:show-details="true"/>
                <table:data-pilot-member table:name="00:12:28" table:display="true" table:show-details="true"/>
                <table:data-pilot-member table:name="00:12:33" table:display="true" table:show-details="true"/>
                <table:data-pilot-member table:name="00:12:45" table:display="true" table:show-details="true"/>
                <table:data-pilot-member table:name="00:12:47" table:display="true" table:show-details="true"/>
                <table:data-pilot-member table:name="00:12:50" table:display="true" table:show-details="true"/>
                <table:data-pilot-member table:name="00:13:00" table:display="true" table:show-details="true"/>
                <table:data-pilot-member table:name="00:13:20" table:display="true" table:show-details="true"/>
                <table:data-pilot-member table:name="00:13:30" table:display="true" table:show-details="true"/>
                <table:data-pilot-member table:name="00:13:55" table:display="true" table:show-details="true"/>
                <table:data-pilot-member table:name="00:14:55" table:display="true" table:show-details="true"/>
                <table:data-pilot-member table:name="00:15:30" table:display="true" table:show-details="true"/>
                <table:data-pilot-member table:name="00:15:45" table:display="true" table:show-details="true"/>
                <table:data-pilot-member table:name="00:18:25" table:display="true" table:show-details="true"/>
                <table:data-pilot-member table:name="00:18:52" table:display="true" table:show-details="true"/>
                <table:data-pilot-member table:name="00:20:05" table:display="true" table:show-details="true"/>
                <table:data-pilot-member table:name="00:20:18" table:display="true" table:show-details="true"/>
                <table:data-pilot-member table:name="00:20:20" table:display="true" table:show-details="true"/>
                <table:data-pilot-member table:name="00:22: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-1" table:function="average">
            <table:data-pilot-level/>
          </table:data-pilot-field>
          <table:data-pilot-field table:source-field-name="Segment" table:orientation="data" table:used-hierarchy="-1" table:function="count">
            <table:data-pilot-level/>
          </table:data-pilot-field>
        </table:data-pilot-table>
        <table:data-pilot-table table:name="DataPilot2" table:application-data="" table:target-range-address="'segment occurrences'.A1:'segment occurrences'.B18" table:buttons="'segment occurrences'.A1 'segment occurrences'.A3" table:ignore-empty-rows="true">
          <table:source-cell-range table:cell-range-address="'Segment lengths'.A1:'Segment lengths'.D206"/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10" table:data-field="Daily index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Daily index" table:orientation="data" table:used-hierarchy="0" table:function="countnums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10-17T21:16:26.940060000</dc:date>
    <meta:editing-duration>P16DT21H1M52S</meta:editing-duration>
    <meta:editing-cycles>48</meta:editing-cycles>
    <meta:generator>LibreOffice/4.1.2.3$MacOSX_x86 LibreOffice_project/40b2d7fde7e8d2d7bc5a449dc65df4d08a7dd38</meta:generator>
    <meta:document-statistic meta:table-count="5" meta:cell-count="1575" meta:object-count="0"/>
  </office:meta>
</office:document-meta>
</file>